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/>
      <style:text-properties style:font-name="Times New Roman2" fo:font-size="11pt" style:font-size-asian="11pt" style:font-size-complex="11pt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Times New Roman2" fo:font-size="11pt" officeooo:paragraph-rsid="000625d0" style:font-size-asian="11pt" style:font-size-complex="11pt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e74c3c" style:font-name="Times New Roman2" fo:font-size="11pt" fo:font-style="normal" fo:font-weight="normal" officeooo:paragraph-rsid="000625d0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officeooo:paragraph-rsid="000625d0" style:font-size-asian="11pt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officeooo:paragraph-rsid="000625d0"/>
    </style:style>
    <style:style style:name="P8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2" fo:font-size="11pt" fo:font-style="normal" fo:font-weight="normal" officeooo:paragraph-rsid="000625d0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2" fo:font-size="11pt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2" fo:font-size="11pt" officeooo:paragraph-rsid="000625d0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2" fo:font-size="11pt" officeooo:paragraph-rsid="000625d0" style:font-size-asian="11pt" style:font-size-complex="11pt"/>
    </style:style>
    <style:style style:name="T1" style:family="text">
      <style:text-properties fo:font-size="10.5pt"/>
    </style:style>
    <style:style style:name="T2" style:family="text">
      <style:text-properties style:font-name="Times New Roman" fo:font-size="10.5pt"/>
    </style:style>
    <style:style style:name="T3" style:family="text">
      <style:text-properties fo:font-variant="normal" fo:text-transform="none" style:font-name="Times New Roman" fo:font-size="10.5pt" fo:font-style="normal" fo:font-weight="normal"/>
    </style:style>
    <style:style style:name="T4" style:family="text">
      <style:text-properties fo:font-variant="normal" fo:text-transform="none" fo:font-size="10.5pt" fo:font-style="normal" fo:font-weight="normal"/>
    </style:style>
    <style:style style:name="T5" style:family="text">
      <style:text-properties fo:font-variant="normal" fo:text-transform="none" style:font-name="Times New Roman2" fo:font-size="10.5pt" fo:font-style="normal" fo:font-weight="normal"/>
    </style:style>
    <style:style style:name="T6" style:family="text">
      <style:text-properties fo:font-variant="normal" fo:text-transform="none" style:font-name="Times New Roman2" fo:font-style="normal" fo:font-weight="normal"/>
    </style:style>
    <style:style style:name="T7" style:family="text"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T8" style:family="text">
      <style:text-properties fo:font-size="11pt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 advogado fez dois calculo e pediu pra gente escolher 1. indeferi ambos. e retifiquei de oficio a gep. fiz os calculos e o pacote anticrime eh a melhor opção porque 3/5 de 19 anos era bem pior (+ de 2 anos de diferença). quanto a extinção se mudar a data base para 2018 tb piora o calculo, ai apenas aleguei erro na formula dele. acho q ele vai se tocar q eh pior e vai deixar de pedir a extinção.</text:p>
      <text:p text:style-name="P7"><text:span text:style-name="T7">Requer o apenado a retificação da GEP para fazer</text:span><text:span text:style-name="Emphasis"><text:span text:style-name="T7"> </text:span></text:span><text:span text:style-name="T7">constar a extinção do processo criminal nº 0100819-19.2014.8.20.0002 por cumprimento integral da pena -o que alega ter se dado em 03.09.2018, e a aplicação da fração de 40% para o cálculo da progressão de regime do homicídio qualificado e 1/6 para o crime de roubo, apontando como  data-base 20.12.2015. </text:span></text:p>
      <text:p text:style-name="P7"><text:span text:style-name="Strong_20_Emphasis"><text:span text:style-name="T7">Alternativamente</text:span></text:span><text:span text:style-name="T7">, em caso de não ser declarada a extinção do processo criminal nº 0100819-19.2014.8.20.0002, requer que os 4 anos de pena sejam considerados de natureza comum, alegando se tratar de tráfico privilegiado, repetindo o pedido quanto as frações de 40% e 1/6, conforme a natureza dos crimes.</text:span></text:p>
      <text:p text:style-name="P5">Por fim, pugnou pela remição de 177 dias da pena referentes a conclusão do ensino fundamental, requerendo que seja oficiada a PEA para juntar os documentos aos autos.</text:p>
      <text:p text:style-name="P9">Instado a se manifestar, o Ministério Público opinou pela extinção da pena do processo criminal nº 0100819-19.2014.8.20.0002, pelo reconhecimento do tráfico privilegiado e pela aplicação global da lei que for mais favorável ao apenado. </text:p>
      <text:p text:style-name="P5">Relatados.</text:p>
      <text:p text:style-name="P9">Inicialmente, compulsando a sentença condenatória do processo criminal nº 0100819-19.2014.8.20.0002, especificamente na página 58, terceiro parágrafo, do evento 1.1, observo que o juízo afastou a redutora do §4º do artigo 33, da lei 11.343/2006. </text:p>
      <text:p text:style-name="P9">Assim, trata-se de crime de natureza hedionda.</text:p>
      <text:p text:style-name="P7"><text:span text:style-name="T7">Em segundo lugar, em que pese a Defesa indicar o término da pena do processo criminal nº 0100819-19.2014.8.20.0002 em 03.09.2018 (a data correta seria 25.11.2018), a </text:span><text:span text:style-name="Emphasis"><text:span text:style-name="T7">contrario sensu</text:span></text:span><text:span text:style-name="T7"> indica a data-base em 20.12.2015, como se o tempo cumprido pelo processo a que pede extinção não devesse ser retirado da GEP. </text:span></text:p>
      <text:p text:style-name="P9">Ou seja, a data-base deveria ser 26.11.2018, em prejuízo ao apenado.</text:p>
      <text:p text:style-name="P5">Por fim, observo que a GEP, bem como ambos os pedidos da Defesa, estão em desacordo com a súmula 501 do STJ que veda a combinação de leis, e aplicam apenas parcialmente o pacote anticrime nas penas.</text:p>
      <text:p text:style-name="P5">De antemão, cabe-me apenas corrigir as frações, aplicando, na íntegra, a lei mais favorável, ou seja, os percentuais do pacote anticrime.</text:p>
      <text:p text:style-name="P5">Assim, determino a retificação da GEP da seguinte forma: 50% para o homicídio qualificado, por ser o apenado primário em crime de natureza hedionda com resultado morte; 40% para o crime de tráfico de drogas, por ser o apenado primário em crime de natureza hedionda; e 25% para o crime de roubo, em razão de ser o apenado primário em crime cometido com violência.</text:p>
      <text:p text:style-name="P9"><text:span text:style-name="T9">Por fim, indefiro o pedido principal da Defesa por conter erro em sua data-base, indicando data impossível de ser utilizada, entretanto, no intuito de instruir o pedido alternativo da Defesa, determino a intimação do advogado, no prazo de 5 dias, para que aponte a decisão que aplicou a causa de diminuição do §4º artigo 33, da lei 11.343/2006, uma vez que não consta apelação no processo criminal nº 0100819-19.2014.8.20.0002.</text:span> </text:p>
      <text:p text:style-name="P5"><text:soft-page-break/>Oficie-se à PEA para que junte aos autos os documentos relativos a remição da pena por estudo, conforme requerido pela Defesa.</text:p>
      <text:p text:style-name="P5">P.R.I. Atualize-se a GEP. Ciência ao MP.</text:p>
      <text:p text:style-name="P2">Natal, 03 de novembro de 2022.</text:p>
      <text:p text:style-name="P11">Henrique Baltazar Vilar dos Santos</text:p>
      <text:p text:style-name="P11">Juiz de Direito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3T13:48:48.187000000</meta:creation-date>
    <dc:date>2022-11-03T13:52:48.175000000</dc:date>
    <meta:editing-duration>PT4M</meta:editing-duration>
    <meta:editing-cycles>1</meta:editing-cycles>
    <meta:document-statistic meta:table-count="0" meta:image-count="0" meta:object-count="0" meta:page-count="2" meta:paragraph-count="19" meta:word-count="584" meta:character-count="3503" meta:non-whitespace-character-count="2932"/>
    <meta:generator>LibreOffice/5.3.1.2$Windows_X86_64 LibreOffice_project/e80a0e0fd1875e1696614d24c32df0f95f03deb2</meta:generator>
  </office:meta>
</office:document-meta>
</file>